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36 Копеек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55" calcext:value-type="float">
            <text:p>0.5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55" calcext:value-type="float">
            <text:p>0.5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11" calcext:value-type="float">
            <text:p>1.11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21" calcext:value-type="float">
            <text:p>2.21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42" calcext:value-type="float">
            <text:p>4.42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8.85" calcext:value-type="float">
            <text:p>8.8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7.69" calcext:value-type="float">
            <text:p>17.69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55" calcext:value-type="float">
            <text:p>0.5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55" calcext:value-type="float">
            <text:p>0.5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11" calcext:value-type="float">
            <text:p>1.11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21" calcext:value-type="float">
            <text:p>2.21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42" calcext:value-type="float">
            <text:p>4.42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8.85" calcext:value-type="float">
            <text:p>8.8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7.69" calcext:value-type="float">
            <text:p>17.69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55" calcext:value-type="float">
            <text:p>0.5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55" calcext:value-type="float">
            <text:p>0.5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11" calcext:value-type="float">
            <text:p>1.11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21" calcext:value-type="float">
            <text:p>2.21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42" calcext:value-type="float">
            <text:p>4.42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8.85" calcext:value-type="float">
            <text:p>8.8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7.69" calcext:value-type="float">
            <text:p>17.69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55" calcext:value-type="float">
            <text:p>0.5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55" calcext:value-type="float">
            <text:p>0.5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11" calcext:value-type="float">
            <text:p>1.11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21" calcext:value-type="float">
            <text:p>2.21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42" calcext:value-type="float">
            <text:p>4.42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8.85" calcext:value-type="float">
            <text:p>8.8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7.69" calcext:value-type="float">
            <text:p>17.69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1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6.09.18</text:p>
          </table:table-cell>
          <table:table-cell table:style-name="ce3" office:value-type="string" calcext:value-type="string">
            <text:p>Все ок, за исключением пары-тройки спектров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 style:data-style-name="N2" text:time-value="15:37:43.2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17S</meta:editing-duration>
    <meta:editing-cycles>3</meta:editing-cycles>
    <meta:generator>LibreOffice/5.2.7.2$Windows_x86 LibreOffice_project/2b7f1e640c46ceb28adf43ee075a6e8b8439ed10</meta:generator>
    <dc:date>2018-09-01T15:44:33.018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